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287a" officeooo:paragraph-rsid="0018287a"/>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1908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vious work useful facts:</text:p>
      <text:p text:style-name="P1"/>
      <text:p text:style-name="P1">Claridge-Chang:</text:p>
      <text:p text:style-name="P1"/>
      <text:p text:style-name="P1">Olfactory choice behavior was evaluated and conditioned in custom-built single-fly chambers (Figure S1A). The chambers, designed to confine movement to one dimension,<text:span text:style-name="T2"> measured 50 mm in length, 5 mm in width (sufficient for flies to turn freely), and 1.3 mm in height </text:span>(to prevent flies from walking on side walls and thereby escape electric shock). The chambers were fabricated from clear polycarbonate to allow tracking of the animals’ backlit silhouettes in side-on video images. <text:span text:style-name="T2">Floors and ceilings consisted of printed circuit boards (PCBs) with 1 mm electrodes spaced at 1 mm intervals</text:span>. Air/odor mixtures entered the chambers through two inlets (5.0 x 0.3 mm) at the left and right ends and exited through four outlets (5.0 x 0.3 mm) at the midpoint. As in a traditional T maze, two converging air/odor streams meet at central outflow vents, defining a narrow (5 x 5 mm) choice zone. To eliminate any spatial bias, odor streams were randomly alternated between the left and right chamber halves during test, training, and retest. </text:p>
      <text:p text:style-name="P1"/>
      <text:p text:style-name="P1">In electric shock conditioning experiments (Figure S1B), 20 chambers were arranged into two side-by-side stacks by slotting their metal air/odor inlet tubes into gas distribution manifolds; the gas tubes also served as electrical leads connecting the PCBs via solid-state relays (Fairchild HSR312L) to a 60 V source. The array was backlit by<text:span text:style-name="T2"> 940 nm LEDs </text:span>(TSAL6100, Vishay) with plastic diffusers and viewed by a Sunell SN-425M CCD camera equipped with a Navitar1212 lens and connected to a video acquisition board (PCI- 1409, National Instruments). A virtual instrument written in LabVIEW 7.1 (National Instruments) extracted position data from video images and controlled gas flow and the solid-state relays. <text:span text:style-name="T2">Fly positions were calculated by subtracting the current video frame from a continuously updated background image that retained the brightest pixels from the previous frame, setting negative pixels in the difference image to zero, and deriving the center coordinates of the silhouettes with the centroid location function. Electric shocks of 1.25 s duration were delivered at fixed 0.2 Hz</text:span> frequencies, either during predetermined training intervals (Pavlovian conditioning) or when the 412 Cell 139, 405–415, October 16, 2009 ª2009 Elsevier Inc. virtual instrument detected entry of the fly into the reinforced odor stream (action-contingent conditioning). </text:p>
      <text:p text:style-name="P1"/>
      <text:p text:style-name="P1">Experimental data were logged to ASCII text files and analyzed offline in MATLAB 7.4 (The MathWorks; see the Supplemental MAT file for an example). Odor preference was quantified as the percentage of decisions in favor of odor A during a test interval (Figures S2–S4). A decision was counted every time a fly entered and exited the central choice zone. Entry into odor A from the choice zone, either as the result of a reversal or a traversal, was tallied in favor of that odor’s choice percentage: (decisionsodorA/decisionsinterval) <text:span text:style-name="T3">x</text:span> 100%. Learning was scored by subtracting the posttraining preference from the pretraining preference, giving a percentage change. The results of aversive conditioning are reported as negative preference—that is, positive avoidance—changes. Test intervals lasted 2 min; memory was assayed after a 5 min rest period after conditioning. Only data from flies making at least one choice per test interval were analyzed. Pairwise hypotheses were evaluated by permutation test. Kruskal-Wallis ANOVA and post hoc analysis using Tukey’s honestly significant difference criterion were used to test hypotheses involving multiple group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0:15:25.260000000</meta:creation-date>
    <dc:date>2016-07-01T11:02:35.611000000</dc:date>
    <meta:editing-duration>PT36M59S</meta:editing-duration>
    <meta:editing-cycles>2</meta:editing-cycles>
    <meta:generator>LibreOffice/5.1.3.2$Windows_X86_64 LibreOffice_project/644e4637d1d8544fd9f56425bd6cec110e49301b</meta:generator>
    <meta:document-statistic meta:table-count="0" meta:image-count="0" meta:object-count="0" meta:page-count="1" meta:paragraph-count="5" meta:word-count="553" meta:character-count="3605" meta:non-whitespace-character-count="3058"/>
  </office:meta>
</office:document-meta>
</file>